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afb0" officeooo:paragraph-rsid="001eafb0"/>
    </style:style>
    <style:style style:name="P2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20854c" officeooo:paragraph-rsid="0020854c"/>
    </style:style>
    <style:style style:name="P3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officeooo:rsid="0020854c" officeooo:paragraph-rsid="002085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ose #4</text:p>
      <text:p text:style-name="P1"/>
      <text:p text:style-name="P2">If you believe it to be an inevitability, inevitably it won’t be.</text:p>
      <text:p text:style-name="P3">Lazor focus. Even if you suck.</text:p>
      <text:p text:style-name="P3">Cultivate your fucking garden</text:p>
      <text:p text:style-name="P3">Today is the day to lay the foundation for tomorrow. We can’t lay down laws, but we can lay down culture.</text:p>
      <text:p text:style-name="P3">“...that the strong should yield to the weak. And he said, ‘this is the natural order of things.’”</text:p>
      <text:p text:style-name="P3">All goods rhyme; every evil uniquely banal.</text:p>
      <text:p text:style-name="P3">Like Satoshi Nakamoto like [Kierkegaard]. You needed me whether or not you know. And thus I am here. Law of attra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1:15:25.039229144</meta:creation-date>
    <dc:date>2020-03-29T11:18:43.233245592</dc:date>
    <meta:editing-duration>PT3M1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91" meta:character-count="496" meta:non-whitespace-character-count="413"/>
  </office:meta>
</office:document-meta>
</file>